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6875in" fo:margin-left="0.4729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5.9375in"/>
    </style:style>
    <style:style style:name="Table1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in" fo:border="0.5pt solid #000000" style:writing-mode="page"/>
    </style:style>
    <style:style style:name="Table1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6875in" fo:margin-left="0.4729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5.9375in"/>
    </style:style>
    <style:style style:name="Table3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style:vertical-align="middle" fo:padding="0in" fo:border="0.5pt solid #000000" style:writing-mode="page"/>
    </style:style>
    <style:style style:name="Table3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6875in" fo:margin-left="0.4729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5.9375in"/>
    </style:style>
    <style:style style:name="Table5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in" fo:border="0.5pt solid #000000" style:writing-mode="page"/>
    </style:style>
    <style:style style:name="Table5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6875in" fo:margin-left="0.4729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5.9375in"/>
    </style:style>
    <style:style style:name="Table6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6.B1" style:family="table-cell">
      <style:table-cell-properties style:vertical-align="middle" fo:padding="0in" fo:border="0.5pt solid #000000" style:writing-mode="page"/>
    </style:style>
    <style:style style:name="Table6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6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44d7a1" officeooo:paragraph-rsid="00487e79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44d7a1" officeooo:paragraph-rsid="004529c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547df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4372cc" officeooo:paragraph-rsid="00576aa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normal" officeooo:rsid="0055d7a9" officeooo:paragraph-rsid="00576aa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normal" officeooo:rsid="00576aae" officeooo:paragraph-rsid="00576aa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576aae" officeooo:paragraph-rsid="00576aae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547df7"/>
    </style:style>
    <style:style style:name="P11" style:family="paragraph" style:parent-style-name="Standard">
      <style:text-properties officeooo:paragraph-rsid="0041cbee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officeooo:paragraph-rsid="0019eb27" style:font-size-asian="12pt" style:font-size-complex="12pt"/>
    </style:style>
    <style:style style:name="P13" style:family="paragraph" style:parent-style-name="Standard">
      <style:text-properties style:font-name="DejaVu Sans Condensed" fo:font-size="12pt" officeooo:paragraph-rsid="0041cbee" style:font-size-asian="12pt" style:font-size-complex="12pt"/>
    </style:style>
    <style:style style:name="P14" style:family="paragraph" style:parent-style-name="Standard">
      <style:text-properties style:font-name="DejaVu Sans Condensed" fo:font-size="12pt" officeooo:rsid="0044d7a1" officeooo:paragraph-rsid="00547df7" style:font-size-asian="12pt" style:font-size-complex="12pt"/>
    </style:style>
    <style:style style:name="P15" style:family="paragraph" style:parent-style-name="Standard">
      <style:text-properties style:font-name="DejaVu Sans Condensed" fo:font-size="12pt" officeooo:rsid="0044d7a1" officeooo:paragraph-rsid="00576aae" style:font-size-asian="12pt" style:font-size-complex="12pt"/>
    </style:style>
    <style:style style:name="P16" style:family="paragraph" style:parent-style-name="Standard">
      <style:text-properties style:font-name="DejaVu Sans Condensed" fo:font-size="12pt" officeooo:paragraph-rsid="00547df7" style:font-size-asian="12pt" style:font-size-complex="12pt"/>
    </style:style>
    <style:style style:name="P17" style:family="paragraph" style:parent-style-name="Standard">
      <style:text-properties style:font-name="DejaVu Sans Condensed" fo:font-size="12pt" officeooo:rsid="0055d7a9" officeooo:paragraph-rsid="0055d7a9" style:font-size-asian="12pt" style:font-size-complex="12pt"/>
    </style:style>
    <style:style style:name="P18" style:family="paragraph" style:parent-style-name="Standard">
      <style:text-properties style:font-name="DejaVu Sans Condensed" fo:font-size="12pt" officeooo:rsid="00576aae" officeooo:paragraph-rsid="00576aae" style:font-size-asian="12pt" style:font-size-complex="12pt"/>
    </style:style>
    <style:style style:name="P19" style:family="paragraph" style:parent-style-name="Standard">
      <style:text-properties style:font-name="DejaVu Sans Condensed" fo:font-size="12pt" officeooo:paragraph-rsid="00576aae" style:font-size-asian="12pt" style:font-size-complex="12pt"/>
    </style:style>
    <style:style style:name="P20" style:family="paragraph" style:parent-style-name="Standard">
      <style:text-properties officeooo:paragraph-rsid="00576aae"/>
    </style:style>
    <style:style style:name="P21" style:family="paragraph" style:parent-style-name="Standard" style:list-style-name="L1">
      <style:text-properties style:font-name="DejaVu Sans Condensed" fo:font-size="12pt" officeooo:paragraph-rsid="00487e79" style:font-size-asian="12pt" style:font-size-complex="12pt"/>
    </style:style>
    <style:style style:name="P22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576aae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line-through-style="none" style:text-line-through-type="none" style:font-name="DejaVu Sans Condensed" fo:font-size="12pt" fo:font-weight="normal" officeooo:rsid="0044870f" officeooo:paragraph-rsid="00547df7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fo:font-weight="bold" officeooo:rsid="004eb78d" style:font-weight-asian="bold" style:font-weight-complex="bold"/>
    </style:style>
    <style:style style:name="T2" style:family="text">
      <style:text-properties style:text-line-through-style="none" style:text-line-through-type="none" fo:font-weight="bold" officeooo:rsid="005389d6" style:font-weight-asian="bold" style:font-weight-complex="bold"/>
    </style:style>
    <style:style style:name="T3" style:family="text">
      <style:text-properties style:text-line-through-style="none" style:text-line-through-type="none" fo:font-weight="bold" officeooo:rsid="0054779a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264d9d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1bf317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19eb27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1cbee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487e79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547df7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461191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4529c0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44d7a1" style:font-weight-asian="bold" style:font-weight-complex="bold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4529c0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44d7a1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547df7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43d238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4372cc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576aae" style:font-weight-asian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5d7a9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461191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576aae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547df7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5d7a9" style:font-size-asian="12pt" style:font-weight-asian="bold" style:font-size-complex="12pt" style:font-weight-complex="bold"/>
    </style:style>
    <style:style style:name="T26" style:family="text">
      <style:text-properties officeooo:rsid="0044d7a1"/>
    </style:style>
    <style:style style:name="T27" style:family="text">
      <style:text-properties officeooo:rsid="00547df7"/>
    </style:style>
    <style:style style:name="T28" style:family="text">
      <style:text-properties officeooo:rsid="004529c0"/>
    </style:style>
    <style:style style:name="T29" style:family="text">
      <style:text-properties style:font-name="DejaVu Sans Condensed" fo:font-size="12pt" officeooo:rsid="00547df7" style:font-size-asian="12pt" style:font-size-complex="12pt"/>
    </style:style>
    <style:style style:name="T30" style:family="text">
      <style:text-properties style:font-name="DejaVu Sans Condensed" fo:font-size="12pt" officeooo:rsid="0044d7a1" style:font-size-asian="12pt" style:font-size-complex="12pt"/>
    </style:style>
    <style:style style:name="T31" style:family="text">
      <style:text-properties officeooo:rsid="0055d7a9"/>
    </style:style>
    <style:style style:name="T32" style:family="text">
      <style:text-properties officeooo:rsid="00576aa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8b3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5</text:span><text:span text:style-name="T2">0</text:span><text:span text:style-name="T3">2</text:span><text:span text:style-name="T4"> - </text:span><text:span text:style-name="T5">A/G</text:span><text:span text:style-name="T6"> - </text:span><text:span text:style-name="T3">Gunner - </text:span><text:span text:style-name="T7">George AI</text:span></text:p>
      <text:p text:style-name="P1"/>
      <text:p text:style-name="P2">When in front seat:</text:p>
      <text:list xml:id="list2260349098" text:style-name="L1">
        <text:list-item>
          <text:p text:style-name="P21"><text:span text:style-name="T8">Trim Hat press</text:span><text:span text:style-name="T14"> will open an HSI-like display in FLT mode:</text:span></text:p>
        </text:list-item>
      </text:list>
      <text:p text:style-name="P3">FLT <text:span text:style-name="T28">(Flight)</text:span> mode:</text:p>
      <table:table table:name="Table1" table:style-name="Table1">
        <table:table-column table:style-name="Table1.A"/>
        <table:table-column table:style-name="Table1.B"/>
        <table:table-row table:style-name="TableLine1483733091456">
          <table:table-cell table:style-name="Table1.A1" office:value-type="string">
            <text:p text:style-name="P4">Left Short</text:p>
          </table:table-cell>
          <table:table-cell table:style-name="Table1.B1" office:value-type="string">
            <text:p text:style-name="P22"><text:bookmark text:name="page611R_mcid15"/>If &gt;30 knots, changes to <text:span text:style-name="T33">CMBT</text:span> (Combat Maneuvers).</text:p>
            <text:p text:style-name="P22">If &lt;30 knots, changes to <text:span text:style-name="T33">H-B</text:span> (Hover/Bob-Up). </text:p>
          </table:table-cell>
        </table:table-row>
        <table:table-row table:style-name="TableLine1483733098528">
          <table:table-cell table:style-name="Table1.A2" office:value-type="string">
            <text:p text:style-name="P4">Right Short</text:p>
          </table:table-cell>
          <table:table-cell table:style-name="Table1.B2" office:value-type="string">
            <text:p text:style-name="P14"><text:span text:style-name="T27">Turn helicopter </text:span>toward the direction you are looking.</text:p>
          </table:table-cell>
        </table:table-row>
        <table:table-row table:style-name="TableLine1483733089280">
          <table:table-cell table:style-name="Table1.A2" office:value-type="string">
            <text:p text:style-name="P9">Up Short</text:p>
          </table:table-cell>
          <table:table-cell table:style-name="Table1.B2" table:number-rows-spanned="2" office:value-type="string">
            <text:p text:style-name="P15"><text:span text:style-name="T13">Set desired speed </text:span><text:span text:style-name="T17">faster/slower</text:span><text:span text:style-name="T13">, will go to </text:span><text:span text:style-name="T9">H-B</text:span><text:span text:style-name="T13"> (</text:span><text:span text:style-name="T16">Hover/Bob-Up</text:span><text:span text:style-name="T13">) mode if speed under </text:span><text:span text:style-name="T16">30 kts.</text:span></text:p>
          </table:table-cell>
        </table:table-row>
        <table:table-row table:style-name="TableLine1483733092000">
          <table:table-cell table:style-name="Table1.A2" office:value-type="string">
            <text:p text:style-name="P9">Down Short</text:p>
          </table:table-cell>
          <table:covered-table-cell/>
        </table:table-row>
        <table:table-row table:style-name="TableLine1483733092272">
          <table:table-cell table:style-name="Table1.A2" office:value-type="string">
            <text:p text:style-name="P9">Left Long</text:p>
          </table:table-cell>
          <table:table-cell table:style-name="Table1.B2" table:number-rows-spanned="2" office:value-type="string">
            <text:p text:style-name="P15"><text:span text:style-name="T17">Moves desired heading bug </text:span><text:span text:style-name="T16">left/right</text:span><text:span text:style-name="T17">.</text:span></text:p>
          </table:table-cell>
        </table:table-row>
        <table:table-row table:style-name="TableLine1483733111584">
          <table:table-cell table:style-name="Table1.A2" office:value-type="string">
            <text:p text:style-name="P9">Right Long</text:p>
          </table:table-cell>
          <table:covered-table-cell/>
        </table:table-row>
        <table:table-row table:style-name="TableLine1483733112944">
          <table:table-cell table:style-name="Table1.A2" office:value-type="string">
            <text:p text:style-name="P9">Up Long</text:p>
          </table:table-cell>
          <table:table-cell table:style-name="Table1.B2" table:number-rows-spanned="2" office:value-type="string">
            <text:p text:style-name="P15"><text:span text:style-name="T13">Set desired altitude </text:span><text:span text:style-name="T17">up/down.</text:span><text:span text:style-name="T16"> <text:s/>If set to &lt;1420 ft, George will hold radar altitude; if set to &gt;=1420 ft, George will hold baro altitude.</text:span></text:p>
          </table:table-cell>
        </table:table-row>
        <table:table-row table:style-name="TableLine1483733108864">
          <table:table-cell table:style-name="Table1.A2" office:value-type="string">
            <text:p text:style-name="P9">Down Long</text:p>
          </table:table-cell>
          <table:covered-table-cell/>
        </table:table-row>
      </table:table>
      <text:p text:style-name="P13"><text:span text:style-name="T9">CMBT</text:span><text:span text:style-name="T10"> </text:span><text:span text:style-name="T11">(Combat Maneuvers) </text:span><text:span text:style-name="T10">mode:</text:span></text:p>
      <table:table table:name="Table3" table:style-name="Table3">
        <table:table-column table:style-name="Table3.A"/>
        <table:table-column table:style-name="Table3.B"/>
        <table:table-row table:style-name="TableLine1483733095536">
          <table:table-cell table:style-name="Table3.A1" office:value-type="string">
            <text:p text:style-name="P4">Left Short</text:p>
          </table:table-cell>
          <table:table-cell table:style-name="Table3.B1" office:value-type="string">
            <text:p text:style-name="P11"><text:span text:style-name="T20">Change to </text:span><text:span text:style-name="T25">CMWS</text:span><text:span text:style-name="T21"> mode</text:span><text:span text:style-name="T22">.</text:span></text:p>
          </table:table-cell>
        </table:table-row>
        <table:table-row table:style-name="TableLine1483733106688">
          <table:table-cell table:style-name="Table3.A2" office:value-type="string">
            <text:p text:style-name="P4">Right Short</text:p>
          </table:table-cell>
          <table:table-cell table:style-name="Table3.B2" office:value-type="string">
            <text:p text:style-name="P17">Fly direct path to current navigation Direct-To Cue. <text:s/>If point is part of a route, George will continue along the route in sequence. <text:s/>If not, George will hover at that point.</text:p>
          </table:table-cell>
        </table:table-row>
        <table:table-row table:style-name="TableLine1483733109136">
          <table:table-cell table:style-name="Table3.A2" office:value-type="string">
            <text:p text:style-name="P9">Up Short</text:p>
          </table:table-cell>
          <table:table-cell table:style-name="Table3.B2" office:value-type="string">
            <text:p text:style-name="P5">Turn to where <text:span text:style-name="T31">TADS LOS reticle is pointing. <text:s/>(Brings rockets and Hellfires into constraints??)</text:span></text:p>
          </table:table-cell>
        </table:table-row>
        <table:table-row table:style-name="TableLine1483733120016">
          <table:table-cell table:style-name="Table3.A2" office:value-type="string">
            <text:p text:style-name="P9">Down Short</text:p>
          </table:table-cell>
          <table:table-cell table:style-name="Table3.B2" office:value-type="string">
            <text:p text:style-name="P18">--</text:p>
          </table:table-cell>
        </table:table-row>
        <table:table-row table:style-name="TableLine1483733112672">
          <table:table-cell table:style-name="Table3.A2" office:value-type="string">
            <text:p text:style-name="P9">Left Long</text:p>
          </table:table-cell>
          <table:table-cell table:style-name="Table3.B2" table:number-rows-spanned="2" office:value-type="string">
            <text:p text:style-name="P7">90-deg turn to left/right.</text:p>
          </table:table-cell>
        </table:table-row>
        <table:table-row table:style-name="TableLine1483733112400">
          <table:table-cell table:style-name="Table3.A2" office:value-type="string">
            <text:p text:style-name="P9">Right Long</text:p>
          </table:table-cell>
          <table:covered-table-cell/>
        </table:table-row>
        <table:table-row table:style-name="TableLine1483733113216">
          <table:table-cell table:style-name="Table3.A2" office:value-type="string">
            <text:p text:style-name="P9">Up Long</text:p>
          </table:table-cell>
          <table:table-cell table:style-name="Table3.B2" office:value-type="string">
            <text:p text:style-name="P18">--</text:p>
          </table:table-cell>
        </table:table-row>
        <table:table-row table:style-name="TableLine1483733106960">
          <table:table-cell table:style-name="Table3.A2" office:value-type="string">
            <text:p text:style-name="P9">Down Long</text:p>
          </table:table-cell>
          <table:table-cell table:style-name="Table3.B2" office:value-type="string">
            <text:p text:style-name="P5"><text:span text:style-name="T26">P</text:span>erform 180 deg combat evasion turn.</text:p>
          </table:table-cell>
        </table:table-row>
      </table:table>
      <text:p text:style-name="P16"><text:span text:style-name="T9">CMWS</text:span><text:span text:style-name="T10"> </text:span><text:span text:style-name="T11">(</text:span><text:span text:style-name="T9">Pilot CMWS Settings</text:span><text:span text:style-name="T11">) </text:span><text:span text:style-name="T10">mode:</text:span></text:p>
      <table:table table:name="Table5" table:style-name="Table5">
        <table:table-column table:style-name="Table5.A"/>
        <table:table-column table:style-name="Table5.B"/>
        <table:table-row table:style-name="TableLine1483733119744">
          <table:table-cell table:style-name="Table5.A1" office:value-type="string">
            <text:p text:style-name="P4">Left Short</text:p>
          </table:table-cell>
          <table:table-cell table:style-name="Table5.B1" office:value-type="string">
            <text:p text:style-name="P8">-- (Change to <text:span text:style-name="T33">CMBT</text:span> mode??<text:span text:style-name="T34"> else how do you get out of CMWS mode?</text:span>)</text:p>
          </table:table-cell>
        </table:table-row>
        <table:table-row table:style-name="TableLine1483733107504">
          <table:table-cell table:style-name="Table5.A2" office:value-type="string">
            <text:p text:style-name="P4">Right Short</text:p>
          </table:table-cell>
          <table:table-cell table:style-name="Table5.B2" office:value-type="string">
            <text:p text:style-name="P18">--</text:p>
          </table:table-cell>
        </table:table-row>
        <table:table-row table:style-name="TableLine1483733116480">
          <table:table-cell table:style-name="Table5.A2" office:value-type="string">
            <text:p text:style-name="P9">Up Short</text:p>
          </table:table-cell>
          <table:table-cell table:style-name="Table5.B2" office:value-type="string">
            <text:p text:style-name="P18">Toggles CMWS between ARM and SAFE.</text:p>
          </table:table-cell>
        </table:table-row>
        <table:table-row table:style-name="TableLine1483733110496">
          <table:table-cell table:style-name="Table5.A2" office:value-type="string">
            <text:p text:style-name="P9">Down Short</text:p>
          </table:table-cell>
          <table:table-cell table:style-name="Table5.B2" office:value-type="string">
            <text:p text:style-name="P18">Toggles CMWS between AUTO and BYPASS.</text:p>
          </table:table-cell>
        </table:table-row>
        <table:table-row table:style-name="TableLine1483733117296">
          <table:table-cell table:style-name="Table5.A2" office:value-type="string">
            <text:p text:style-name="P9">Left Long</text:p>
          </table:table-cell>
          <table:table-cell table:style-name="Table5.B2" office:value-type="string">
            <text:p text:style-name="P18">--</text:p>
          </table:table-cell>
        </table:table-row>
        <table:table-row table:style-name="TableLine1483733118112">
          <table:table-cell table:style-name="Table5.A2" office:value-type="string">
            <text:p text:style-name="P9">Right Long</text:p>
          </table:table-cell>
          <table:table-cell table:style-name="Table5.B2" office:value-type="string">
            <text:p text:style-name="P18">--</text:p>
          </table:table-cell>
        </table:table-row>
        <table:table-row table:style-name="TableLine1483733109408">
          <table:table-cell table:style-name="Table5.A2" office:value-type="string">
            <text:p text:style-name="P9">Up Long</text:p>
          </table:table-cell>
          <table:table-cell table:style-name="Table5.B2" office:value-type="string">
            <text:p text:style-name="P18">--</text:p>
          </table:table-cell>
        </table:table-row>
        <table:table-row table:style-name="TableLine1483733115392">
          <table:table-cell table:style-name="Table5.A2" office:value-type="string">
            <text:p text:style-name="P9">Down Long</text:p>
          </table:table-cell>
          <table:table-cell table:style-name="Table5.B2" office:value-type="string">
            <text:p text:style-name="P18">--</text:p>
          </table:table-cell>
        </table:table-row>
      </table:table>
      <text:p text:style-name="P16"><text:span text:style-name="T9">H-B</text:span><text:span text:style-name="T10"> (Hover</text:span><text:span text:style-name="T9">/Bob-Up</text:span><text:span text:style-name="T12">) </text:span><text:span text:style-name="T10">mode</text:span><text:span text:style-name="T9"> (under 30 kts)</text:span><text:span text:style-name="T10">:</text:span></text:p>
      <table:table table:name="Table6" table:style-name="Table6">
        <table:table-column table:style-name="Table6.A"/>
        <table:table-column table:style-name="Table6.B"/>
        <table:table-row table:style-name="TableLine1483733108048">
          <table:table-cell table:style-name="Table6.A1" office:value-type="string">
            <text:p text:style-name="P4">Left Short</text:p>
          </table:table-cell>
          <table:table-cell table:style-name="Table6.B1" office:value-type="string">
            <text:p text:style-name="P16"><text:span text:style-name="T15">Change to </text:span><text:span text:style-name="T9">CMBT</text:span><text:span text:style-name="T15"> mode</text:span></text:p>
          </table:table-cell>
        </table:table-row>
        <table:table-row table:style-name="TableLine1483733118384">
          <table:table-cell table:style-name="Table6.A2" office:value-type="string">
            <text:p text:style-name="P4">Right Short</text:p>
          </table:table-cell>
          <table:table-cell table:style-name="Table6.B2" office:value-type="string">
            <text:p text:style-name="P10"><text:span text:style-name="T29">Turn helicopter </text:span><text:span text:style-name="T30">toward the direction you are looking.</text:span></text:p>
          </table:table-cell>
        </table:table-row>
        <table:table-row table:style-name="TableLine1483733118656">
          <table:table-cell table:style-name="Table6.A2" office:value-type="string">
            <text:p text:style-name="P9">Up Short</text:p>
          </table:table-cell>
          <table:table-cell table:style-name="Table6.B2" table:number-rows-spanned="2" office:value-type="string">
            <text:p text:style-name="P20"><text:span text:style-name="T20">I</text:span><text:span text:style-name="T24">ncrease</text:span><text:span text:style-name="T23">/decrease</text:span><text:span text:style-name="T24"> radar altitude by 10 ft.</text:span></text:p>
          </table:table-cell>
        </table:table-row>
        <table:table-row table:style-name="TableLine1483733110224">
          <table:table-cell table:style-name="Table6.A2" office:value-type="string">
            <text:p text:style-name="P9">Down Short</text:p>
          </table:table-cell>
          <table:covered-table-cell/>
        </table:table-row>
        <table:table-row table:style-name="TableLine1483733120832">
          <table:table-cell table:style-name="Table6.A2" office:value-type="string">
            <text:p text:style-name="P9">Left Long</text:p>
          </table:table-cell>
          <table:table-cell table:style-name="Table6.B2" table:number-rows-spanned="2" office:value-type="string">
            <text:p text:style-name="P19"><text:span text:style-name="T18">Translate left</text:span><text:span text:style-name="T19">/right</text:span><text:span text:style-name="T18"> while held</text:span><text:span text:style-name="T15">.</text:span></text:p>
          </table:table-cell>
        </table:table-row>
        <table:table-row table:style-name="TableLine1483733118928">
          <table:table-cell table:style-name="Table6.A2" office:value-type="string">
            <text:p text:style-name="P9">Right Long</text:p>
          </table:table-cell>
          <table:covered-table-cell/>
        </table:table-row>
        <table:table-row table:style-name="TableLine1483733110768">
          <table:table-cell table:style-name="Table6.A2" office:value-type="string">
            <text:p text:style-name="P9">Up Long</text:p>
          </table:table-cell>
          <table:table-cell table:style-name="Table6.B2" table:number-rows-spanned="2" office:value-type="string">
            <text:p text:style-name="P6"><text:span text:style-name="T26">T</text:span>ranslate forward<text:span text:style-name="T32">/backward</text:span><text:span text:style-name="T27"> </text:span>while held.</text:p>
          </table:table-cell>
        </table:table-row>
        <table:table-row table:style-name="TableLine1483733121104">
          <table:table-cell table:style-name="Table6.A2" office:value-type="string">
            <text:p text:style-name="P9">Down Long</text:p>
          </table:table-cell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19:47:38.838000000</dc:date>
    <meta:editing-duration>PT10H58M51S</meta:editing-duration>
    <meta:editing-cycles>55</meta:editing-cycles>
    <meta:generator>LibreOffice/7.0.3.1$Windows_X86_64 LibreOffice_project/d7547858d014d4cf69878db179d326fc3483e082</meta:generator>
    <meta:document-statistic meta:table-count="4" meta:image-count="0" meta:object-count="0" meta:page-count="1" meta:paragraph-count="65" meta:word-count="291" meta:character-count="1614" meta:non-whitespace-character-count="1384"/>
  </office:meta>
</office:document-meta>
</file>